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WW8Num15">
      <style:text-properties fo:font-weight="normal" style:font-weight-asian="normal" style:font-weight-complex="normal"/>
    </style:style>
    <style:style style:name="P2" style:family="paragraph" style:parent-style-name="Standard" style:list-style-name="WW8Num15">
      <style:text-properties fo:font-weight="normal" style:font-weight-asian="normal" style:font-weight-complex="normal"/>
    </style:style>
    <style:style style:name="P3" style:family="paragraph" style:parent-style-name="Standard" style:list-style-name="WW8Num15">
      <style:text-properties fo:font-weight="normal" style:font-weight-asian="normal" style:font-weight-complex="normal"/>
    </style:style>
    <style:style style:name="P4" style:family="paragraph" style:parent-style-name="Standard" style:list-style-name="WW8Num15">
      <style:text-properties fo:font-weight="normal" style:font-weight-asian="normal" style:font-weight-complex="normal"/>
    </style:style>
    <style:style style:name="P5" style:family="paragraph" style:parent-style-name="Standard" style:list-style-name="WW8Num15">
      <style:text-properties fo:font-weight="normal" style:font-weight-asian="normal" style:font-weight-complex="normal"/>
    </style:style>
    <style:style style:name="P6" style:family="paragraph" style:parent-style-name="Standard" style:list-style-name="WW8Num15">
      <style:text-properties fo:font-weight="normal" style:font-weight-asian="normal" style:font-weight-complex="normal"/>
    </style:style>
    <style:style style:name="P7" style:family="paragraph" style:parent-style-name="Standard" style:list-style-name="WW8Num15">
      <style:text-properties fo:font-weight="normal" style:font-weight-asian="normal" style:font-weight-complex="normal"/>
    </style:style>
    <style:style style:name="P8" style:family="paragraph" style:parent-style-name="Standard" style:list-style-name="WW8Num15">
      <style:text-properties fo:font-weight="normal" style:font-weight-asian="normal" style:font-weight-complex="normal"/>
    </style:style>
    <style:style style:name="P9" style:family="paragraph" style:parent-style-name="Standard" style:list-style-name="WW8Num15">
      <style:text-properties fo:font-weight="normal" style:font-weight-asian="normal" style:font-weight-complex="normal"/>
    </style:style>
    <style:style style:name="P10" style:family="paragraph" style:parent-style-name="Standard" style:list-style-name="WW8Num15">
      <style:text-properties fo:font-weight="normal" style:font-weight-asian="normal" style:font-weight-complex="normal"/>
    </style:style>
    <style:style style:name="P11" style:family="paragraph" style:parent-style-name="Standard" style:list-style-name="WW8Num15">
      <style:text-properties fo:font-weight="normal" style:font-weight-asian="normal" style:font-weight-complex="normal"/>
    </style:style>
    <style:style style:name="P12" style:family="paragraph" style:parent-style-name="Standard" style:list-style-name="WW8Num15">
      <style:text-properties fo:font-weight="normal" style:font-weight-asian="normal" style:font-weight-complex="normal"/>
    </style:style>
    <style:style style:name="P13" style:family="paragraph" style:parent-style-name="Standard" style:list-style-name="WW8Num15">
      <style:text-properties fo:font-weight="normal" style:font-weight-asian="normal" style:font-weight-complex="normal"/>
    </style:style>
    <style:style style:name="P14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style:font-size-asian="12pt"/>
    </style:style>
    <style:style style:name="P16" style:family="paragraph" style:parent-style-name="Heading_20_3">
      <style:text-properties fo:font-weight="normal" style:font-weight-asian="normal" style:font-weight-complex="normal"/>
    </style:style>
    <style:style style:name="P17" style:family="paragraph" style:parent-style-name="Body_20_Text_20_3">
      <style:text-properties style:text-underline-style="none" fo:font-weight="normal" style:font-weight-asian="normal" style:font-weight-complex="normal"/>
    </style:style>
    <style:style style:name="P18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19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0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1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2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3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4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5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6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7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8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29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30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31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32" style:family="paragraph" style:parent-style-name="Body_20_Text_20_3" style:list-style-name="WW8Num1">
      <style:text-properties style:text-underline-style="none" fo:font-weight="normal" style:font-weight-asian="normal" style:font-weight-complex="normal"/>
    </style:style>
    <style:style style:name="P33" style:family="paragraph" style:parent-style-name="Body_20_Text_20_3" style:list-style-name="WW8Num5">
      <style:text-properties style:text-underline-style="none" fo:font-weight="normal" style:font-weight-asian="normal" style:font-weight-complex="normal"/>
    </style:style>
    <style:style style:name="P34" style:family="paragraph" style:parent-style-name="Body_20_Text_20_3" style:list-style-name="WW8Num5">
      <style:text-properties style:text-underline-style="none" fo:font-weight="normal" style:font-weight-asian="normal" style:font-weight-complex="normal"/>
    </style:style>
    <style:style style:name="P35" style:family="paragraph" style:parent-style-name="Body_20_Text_20_3" style:list-style-name="WW8Num16">
      <style:text-properties style:text-underline-style="none" fo:font-weight="normal" style:font-weight-asian="normal" style:font-weight-complex="normal"/>
    </style:style>
    <style:style style:name="P36" style:family="paragraph" style:parent-style-name="Body_20_Text_20_3" style:list-style-name="WW8Num16">
      <style:text-properties style:text-underline-style="none" fo:font-weight="normal" style:font-weight-asian="normal" style:font-weight-complex="normal"/>
    </style:style>
    <style:style style:name="P37" style:family="paragraph" style:parent-style-name="Body_20_Text_20_3" style:list-style-name="WW8Num16">
      <style:text-properties style:text-underline-style="none" fo:font-weight="normal" style:font-weight-asian="normal" style:font-weight-complex="normal"/>
    </style:style>
    <style:style style:name="P38" style:family="paragraph" style:parent-style-name="Body_20_Text_20_3">
      <style:text-properties fo:font-weight="normal" style:font-weight-asian="normal" style:font-weight-complex="normal"/>
    </style:style>
    <style:style style:name="P39" style:family="paragraph" style:parent-style-name="Body_20_Text_20_3" style:list-style-name="WW8Num1">
      <style:text-properties fo:font-weight="normal" style:font-weight-asian="normal" style:font-weight-complex="normal"/>
    </style:style>
    <style:style style:name="P40" style:family="paragraph" style:parent-style-name="Body_20_Text_20_3" style:list-style-name="WW8Num1">
      <style:text-properties fo:font-weight="normal" style:font-weight-asian="normal" style:font-weight-complex="normal"/>
    </style:style>
    <style:style style:name="P41" style:family="paragraph" style:parent-style-name="Body_20_Text_20_3" style:list-style-name="WW8Num5">
      <style:text-properties fo:font-weight="normal" style:font-weight-asian="normal" style:font-weight-complex="normal"/>
    </style:style>
    <style:style style:name="P42" style:family="paragraph" style:parent-style-name="Body_20_Text_20_3" style:list-style-name="WW8Num5">
      <style:text-properties fo:font-weight="normal" style:font-weight-asian="normal" style:font-weight-complex="normal"/>
    </style:style>
    <style:style style:name="P43" style:family="paragraph" style:parent-style-name="Body_20_Text_20_3" style:list-style-name="WW8Num16">
      <style:text-properties fo:font-weight="normal" style:font-weight-asian="normal" style:font-weight-complex="normal"/>
    </style:style>
    <style:style style:name="P44" style:family="paragraph" style:parent-style-name="Body_20_Text_20_3" style:list-style-name="WW8Num16">
      <style:text-properties fo:font-weight="normal" style:font-weight-asian="normal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 style:font-style-complex="italic"/>
    </style:style>
    <style:style style:name="T3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Chapter 9 “Business and the Environment”</text:span></text:p>
      <text:p text:style-name="P15"/>
      <text:h text:style-name="P16" text:outline-level="3"><text:s/>Introduction</text:h>
      <text:list text:style-name="WW8Num15">
        <text:list-item>
          <text:p text:style-name="P1">Firms may seek to achieve various goals apart from profit maximization, and managers may have quite distinct views about these goals.</text:p>
        </text:list-item>
        <text:list-item>
          <text:p text:style-name="P1">Shareholder interests may not be characterized as simply making profits.</text:p>
        </text:list-item>
        <text:list-item>
          <text:p text:style-name="P1">Note that minimizing costs is not the same as maximizing profits.</text:p>
        </text:list-item>
        <text:list-item>
          <text:p text:style-name="P1">The essential role of environmental regulation is to close any gap between the degree of control exercised by firms and the degree that would be warranted by social benefit-cost analysis. </text:p>
        </text:list-item>
      </text:list>
      <text:p text:style-name="P38"/>
      <text:p text:style-name="P38">Why Firms Invest in the Environment</text:p>
      <text:list text:style-name="WW8Num15">
        <text:list-item>
          <text:p text:style-name="P1">Cost minimization</text:p>
          <text:list>
            <text:list-item>
              <text:p text:style-name="P1">Efficiency</text:p>
            </text:list-item>
            <text:list-item>
              <text:p text:style-name="P1">Reducing costs of dealing with environmental pressure groups</text:p>
            </text:list-item>
            <text:list-item>
              <text:p text:style-name="P1">Meeting the concerns of employees <text:s/></text:p>
            </text:list-item>
          </text:list>
        </text:list-item>
        <text:list-item>
          <text:p text:style-name="P1">Green consumers </text:p>
          <text:list>
            <text:list-item>
              <text:p text:style-name="P1">Price advantage through product differentiation</text:p>
            </text:list-item>
            <text:list-item>
              <text:p text:style-name="P1">Increased market share through consumer loyalty</text:p>
            </text:list-item>
          </text:list>
        </text:list-item>
        <text:list-item>
          <text:p text:style-name="P1">Green investors</text:p>
        </text:list-item>
        <text:list-item>
          <text:p text:style-name="P1">Environmental commitment (akin to the CEO effect0</text:p>
        </text:list-item>
      </text:list>
      <text:p text:style-name="P38"/>
      <text:p text:style-name="P38">Regulation and the Firm</text:p>
      <text:list text:style-name="WW8Num1">
        <text:list-item>
          <text:p text:style-name="P18">Over-compliance may result from:</text:p>
          <text:list>
            <text:list-item>
              <text:p text:style-name="P18">Anticipatory compliance</text:p>
            </text:list-item>
            <text:list-item>
              <text:p text:style-name="P18">Preventing new firms from entering the market</text:p>
            </text:list-item>
            <text:list-item>
              <text:p text:style-name="P18">Indivisibilities in pollution abatement technology</text:p>
            </text:list-item>
            <text:list-item>
              <text:p text:style-name="P18">A pure commitment motive</text:p>
            </text:list-item>
          </text:list>
        </text:list-item>
      </text:list>
      <text:p text:style-name="P38"/>
      <text:p text:style-name="P38">Voluntary agreements</text:p>
      <text:list text:style-name="WW8Num1">
        <text:list-item>
          <text:p text:style-name="P18">Factors affecting firm participation:</text:p>
          <text:list>
            <text:list-item>
              <text:p text:style-name="P18">Closeness to consumers</text:p>
            </text:list-item>
            <text:list-item>
              <text:p text:style-name="P18">Levels of R&amp;D</text:p>
            </text:list-item>
            <text:list-item>
              <text:p text:style-name="P18">Degree of industry concentration (low and high)</text:p>
            </text:list-item>
            <text:list-item>
              <text:p text:style-name="P18">Firms already made reductions and want good PR</text:p>
            </text:list-item>
            <text:list-item>
              <text:p text:style-name="P18">Firms with poor compliance join to mask their failure to comply</text:p>
            </text:list-item>
          </text:list>
        </text:list-item>
      </text:list>
      <text:p text:style-name="P38"/>
      <text:p text:style-name="P38">Is Environmental Protection Good for Competition?</text:p>
      <text:list text:style-name="WW8Num1">
        <text:list-item>
          <text:p text:style-name="P18">Porter hypothesis – firms can secure a competitive advantage by embracing higher environmental standards (performance-based) which have the effect of inducing product and process innovations that lead to cost reductions.</text:p>
        </text:list-item>
        <text:list-item>
          <text:p text:style-name="P18">Doubtful in general because:</text:p>
          <text:list>
            <text:list-item>
              <text:p text:style-name="P18">Prevailing regulation predominantly C&amp;C</text:p>
            </text:list-item>
            <text:list-item>
              <text:p text:style-name="P18"><text:soft-page-break/>New abatement technologies may not be technically or economically feasible</text:p>
            </text:list-item>
            <text:list-item>
              <text:p text:style-name="P39"><text:span text:style-name="T3">Cost savings come from tougher regulation than voluntary firm initiatives</text:span></text:p>
            </text:list-item>
          </text:list>
        </text:list-item>
        <text:list-item>
          <text:p text:style-name="P39"><text:span text:style-name="T3"><text:s/>See Porter Hypothesis doc under WebCT lecture notes</text:span></text:p>
        </text:list-item>
      </text:list>
      <text:p text:style-name="P38"><text:span text:style-name="T3"/></text:p>
      <text:p text:style-name="P38">The Environmental Compliance Market</text:p>
      <text:list text:style-name="WW8Num5">
        <text:list-item>
          <text:p text:style-name="P41"><text:span text:style-name="T3">As of 2000, the global environmental compliance market was of the magnitude of $500 billion (US$) per year, about 2% of world GDP.</text:span></text:p>
        </text:list-item>
        <text:list-item>
          <text:p text:style-name="P33">Rich OECD countries account for the majority (about 67%) of the expenditures.</text:p>
        </text:list-item>
        <text:list-item>
          <text:p text:style-name="P33">Asia Pacific countries are in the 10-18% range, and Latin American countries are mostly around 2%.</text:p>
        </text:list-item>
        <text:list-item>
          <text:p text:style-name="P41"><text:span text:style-name="T3">Rate of growth of environmental compliance expenditures should be higher than GDP. (Why?)</text:span></text:p>
        </text:list-item>
      </text:list>
      <text:p text:style-name="P17"/>
      <text:p text:style-name="P38">Accounting for Sustainable Development </text:p>
      <text:list text:style-name="WW8Num16">
        <text:list-item>
          <text:p text:style-name="P35">Some European companies are reporting their companies’ value added gross and net of monetized environmental impact</text:p>
        </text:list-item>
        <text:list-item>
          <text:p text:style-name="P35">gVA = VA – (D - E) or gVA = VA – (Co + Cr - E)</text:p>
          <text:list>
            <text:list-item>
              <text:p text:style-name="P35">where gVA = green value added, VA = gross value added, D = monetary value of environmental damage, and E= firm expenditure on pollution abatement, where Co = cleanup and abatement costs born by others, and Cr = residual damages <text:s/>left over after the company’s own abatement costs (E).</text:p>
            </text:list-item>
          </text:list>
        </text:list-item>
        <text:list-item>
          <text:p text:style-name="P43"><text:span text:style-name="T3">However, this convention does not directly translate to the firm’s contributions to sustainability via genuine savings rule, i.e., S &gt; (dKm + Kn).</text:span></text:p>
        </text:list-item>
        <text:list-item>
          <text:p text:style-name="P43"><text:span text:style-name="T3">Should use (company profit – dividends) &gt; (dKm + Kn) to judge firm potential sustainabilit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22pt" fo:font-weight="bold" style:font-size-asian="22pt" style:font-weight-asian="bold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22pt" style:text-underline-style="solid" style:text-underline-width="auto" style:text-underline-color="font-color" fo:font-weight="bold" style:font-size-asian="2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.25in" fo:margin-right="0in" fo:text-indent="0in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font-weight="bold" style:font-weight-asian="bold"/>
    </style:style>
    <style:style style:name="Body_20_Text_20_2" style:display-name="Body Text 2" style:family="paragraph" style:parent-style-name="Standard">
      <style:text-properties fo:font-weight="bold" style:font-weight-asian="bold"/>
    </style:style>
    <style:style style:name="Body_20_Text_20_3" style:display-name="Body Text 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Times New Roman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style:font-name-asian="Times New Roman" style:font-name-complex="Times New Roman"/>
    </style:style>
    <style:style style:name="WW8Num6z1" style:family="text">
      <style:text-properties style:font-name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Times New Roman" style:font-name-asian="Times New Roman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Times New Roman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25in" text:min-label-width="0.25in"/>
        <style:text-properties style:font-name="Courier New1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I" text:start-value="7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space-before="0.25in" text:min-label-width="0.5in"/>
      </text:list-level-style-number>
      <text:list-level-style-bullet text:level="2" text:style-name="WW8Num6z1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–">
        <style:list-level-properties text:min-label-width="0.25in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–">
        <style:list-level-properties text:min-label-width="0.25in"/>
        <style:text-properties style:font-name="Times New Roman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–">
        <style:list-level-properties text:min-label-width="0.25in"/>
        <style:text-properties style:font-name="Times New Roman"/>
      </text:list-level-style-bullet>
      <text:list-level-style-bullet text:level="2" text:style-name="WW8Num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Reinhardt, Chapter 1 “The Environment as a Business Problem”</dc:title>
    <meta:initial-creator>David Ervin</meta:initial-creator>
    <meta:creation-date>2005-05-30T16:55:00</meta:creation-date>
    <dc:date>2011-03-11T09:18:10</dc:date>
    <meta:print-date>2000-09-28T12:01:00</meta:print-date>
    <meta:editing-cycles>5</meta:editing-cycles>
    <meta:editing-duration>PT57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439" meta:character-count="2970"/>
  </office:meta>
</office:document-meta>
</file>